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2pt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line-height="115%" fo:background-color="#ffffff" fo:padding="0cm" fo:border="none"/>
      <style:text-properties style:font-name="Times New Roman"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line-height="115%" fo:background-color="#ffffff" fo:padding="0cm" fo:border="none"/>
      <style:text-properties style:font-name="Times New Roman" fo:font-size="12pt" style:font-size-asian="12pt" style:font-size-complex="12pt"/>
    </style:style>
    <style:style style:name="T1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fo:font-style="normal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ython Quick Reference Guide</text:span></text:p>
      <text:p text:style-name="P2"><text:span text:style-name="T2"/></text:p>
      <text:p text:style-name="P2"><text:span text:style-name="T2">Main Data Types</text:span><text:line-break/><text:span text:style-name="T2">boolean = True / False</text:span><text:line-break/><text:span text:style-name="T2">integer = 10</text:span><text:line-break/><text:span text:style-name="T2">float = 10.01</text:span><text:line-break/><text:span text:style-name="T2">string = “123abc”</text:span><text:line-break/><text:span text:style-name="T2">list = [ value1, value2, … ]</text:span><text:line-break/><text:span text:style-name="T2">dictionary = { key1:value1, key2:value2, …}</text:span><text:line-break/><text:line-break/><text:span text:style-name="T2">Operators</text:span><text:line-break/><text:span text:style-name="T2">+ <text:tab/>addition</text:span><text:line-break/><text:span text:style-name="T2">- <text:tab/>subtraction</text:span><text:line-break/><text:span text:style-name="T2">*<text:tab/> multiplication</text:span><text:line-break/><text:span text:style-name="T2">/ <text:tab/>division</text:span><text:line-break/><text:span text:style-name="T2">**<text:tab/> exponent</text:span><text:line-break/><text:span text:style-name="T2">% <text:tab/>modulus</text:span><text:line-break/><text:span text:style-name="T2">// <text:tab/>floor division</text:span><text:line-break/><text:line-break/><text:span text:style-name="T2">Comparison Operators</text:span><text:line-break/><text:span text:style-name="T2">== <text:tab/>equal</text:span><text:line-break/><text:span text:style-name="T2">!=<text:tab/> different</text:span><text:line-break/><text:span text:style-name="T2">&gt;<text:tab/> higher</text:span><text:line-break/><text:span text:style-name="T2">&lt; <text:tab/>lower</text:span><text:line-break/><text:span text:style-name="T2">&gt;= <text:tab/>higher or equal</text:span><text:line-break/><text:span text:style-name="T2">&lt;= <text:tab/>lower or equal</text:span><text:line-break/><text:line-break/><text:span text:style-name="T2">Boolean Operators</text:span><text:line-break/><text:span text:style-name="T2">and logical AND</text:span><text:line-break/><text:span text:style-name="T2">or logical OR</text:span><text:line-break/><text:span text:style-name="T2">not logical NOT</text:span><text:line-break/><text:line-break/><text:span text:style-name="T2">Special Characters</text:span><text:line-break/><text:span text:style-name="T2">#<text:tab/> comment</text:span><text:line-break/><text:span text:style-name="T2">\n <text:tab/> <text:s/>new line</text:span><text:line-break/><text:span text:style-name="T2">\&lt;char&gt; <text:s text:c="2"/>scape char</text:span><text:line-break/><text:line-break/><text:span text:style-name="T2">String Operations</text:span><text:line-break/><text:span text:style-name="T2">string[i] <text:tab/>retrieves character at position i</text:span><text:line-break/><text:span text:style-name="T2">string[-1] <text:tab/>retrieves last character</text:span><text:line-break/><text:span text:style-name="T2">string[i:j] <text:tab/>retrieves characters in range i to j</text:span><text:line-break/><text:span text:style-name="T2">List Operations</text:span><text:line-break/><text:span text:style-name="T2">list = [] <text:tab/><text:tab/>defines an empty list</text:span><text:line-break/><text:span text:style-name="T2">list[i] = x <text:tab/>stores x with index i</text:span><text:line-break/><text:span text:style-name="T2">list[i] <text:tab/><text:tab/>retrieves the item with index I</text:span><text:line-break/><text:span text:style-name="T2">list[-1] <text:tab/><text:tab/>retrieves last item</text:span><text:line-break/><text:soft-page-break/><text:span text:style-name="T2">list[i:j] <text:tab/><text:tab/>retrieves items in the range i to j</text:span><text:line-break/><text:span text:style-name="T2">del list[i] <text:tab/>removes the item with index i</text:span><text:line-break/><text:span text:style-name="T2">Dictionary Operations</text:span><text:line-break/><text:span text:style-name="T2">dict = {} <text:tab/>defines an empty dictionary</text:span><text:line-break/><text:span text:style-name="T2">dict[k] = x <text:tab/>stores x associated to key k</text:span><text:line-break/><text:span text:style-name="T2">dict[k] <text:tab/><text:tab/>retrieves the item with key k</text:span><text:line-break/><text:span text:style-name="T2">del dict[k] <text:tab/>removes the item with key k</text:span><text:line-break/><text:line-break/><text:span text:style-name="T2">String Methods</text:span><text:line-break/><text:span text:style-name="T2">string.upper() <text:tab/>converts to uppercase</text:span><text:line-break/><text:span text:style-name="T2">string.lower() <text:tab/>converts to lowercase</text:span><text:line-break/><text:span text:style-name="T2">string.count(x) <text:tab/>counts how many times x appears</text:span><text:line-break/><text:span text:style-name="T2">string.find(x) <text:tab/>position of the x first occurrence</text:span><text:line-break/><text:span text:style-name="T2">string.replace(x,y)<text:tab/> replaces x for y</text:span><text:line-break/><text:span text:style-name="T2">string.strip(x) <text:tab/>returns a list of values delimited by x</text:span><text:line-break/><text:span text:style-name="T2">string.join(L) <text:tab/>returns a string with L values joined by string</text:span><text:line-break/><text:span text:style-name="T2">string.format(x) returns a string that includes formatted x</text:span><text:line-break/><text:line-break/><text:span text:style-name="T2">List Methods</text:span><text:line-break/><text:span text:style-name="T2">list.append(x) <text:tab/>adds x to the end of the list</text:span><text:line-break/><text:span text:style-name="T2">list.extend(L) <text:tab/>appends L to the end of the list</text:span><text:line-break/><text:span text:style-name="T2">list.insert(i,x) <text:tab/>inserts x at i position</text:span><text:line-break/><text:span text:style-name="T2">list.remove(x) <text:tab/>removes the first list item whose</text:span><text:line-break/><text:span text:style-name="T2">value is x</text:span><text:line-break/><text:span text:style-name="T2">list.pop(i) <text:tab/>removes the item at position i and</text:span><text:line-break/><text:span text:style-name="T2">returns its value</text:span><text:line-break/><text:span text:style-name="T2">list.clear() <text:tab/>removes all items from the list</text:span><text:line-break/><text:span text:style-name="T2">list.index(x) <text:tab/>returns a list of values delimited</text:span><text:line-break/><text:span text:style-name="T2">by x</text:span><text:line-break/><text:span text:style-name="T2">list.count(x) <text:tab/>returns a string with list values</text:span><text:line-break/><text:span text:style-name="T2">joined by S</text:span><text:line-break/><text:span text:style-name="T2">list.sort() <text:tab/>sorts list items</text:span><text:line-break/><text:span text:style-name="T2">list.reverse() <text:tab/>reverses list elements</text:span><text:line-break/><text:span text:style-name="T2">list.copy() <text:tab/>returns a copy of the list</text:span><text:line-break/><text:line-break/><text:span text:style-name="T2">Dictionary Methods</text:span><text:line-break/><text:span text:style-name="T2">dict.keys() <text:tab/>returns a list of keys</text:span><text:line-break/><text:span text:style-name="T2">dict.values() <text:tab/>returns a list of values</text:span><text:line-break/><text:span text:style-name="T2">dict.items() <text:tab/>returns a list of pairs (key,value)</text:span><text:line-break/><text:span text:style-name="T2">dict.get(k) <text:tab/>returns the value associtated to</text:span><text:line-break/><text:span text:style-name="T2">the key k</text:span><text:line-break/><text:span text:style-name="T2">dict.pop() <text:tab/>removes the item associated to</text:span><text:line-break/><text:span text:style-name="T2">the key and returns its value</text:span><text:line-break/><text:span text:style-name="T2">dict.update(D) <text:tab/>adds keys-values (D) to dictionary</text:span><text:line-break/><text:span text:style-name="T2">dict.clear() <text:tab/>removes all keys-values from the</text:span><text:line-break/><text:span text:style-name="T2">dictionary</text:span><text:line-break/><text:soft-page-break/><text:span text:style-name="T2">dict.copy() <text:tab/>returns a copy of the dictionary</text:span><text:line-break/><text:line-break/><text:line-break/><text:span text:style-name="T2">Built In Functions</text:span><text:line-break/><text:span text:style-name="T2">print(x, sep='y') <text:tab/>prints x objects separated by y</text:span><text:line-break/><text:span text:style-name="T2">input(s) <text:tab/>prints s and waits for an input</text:span><text:line-break/><text:span text:style-name="T2">that will be returned</text:span><text:line-break/><text:span text:style-name="T2">len(x) <text:tab/>returns the length of x (s, L or D)</text:span><text:line-break/><text:span text:style-name="T2">min(L) <text:tab/>returns the minimum value in L</text:span><text:line-break/><text:span text:style-name="T2">max(L) <text:tab/>returns the maximum value in L</text:span><text:line-break/><text:span text:style-name="T2">sum(L) <text:tab/>returns the sum of the values in L</text:span><text:line-break/><text:span text:style-name="T2">range(n1,n2,n) returns a sequence of numbers</text:span><text:line-break/><text:span text:style-name="T2">from n1 to n2 in steps of n</text:span><text:line-break/><text:span text:style-name="T2">abs(n) <text:tab/>returns the absolute value of n</text:span><text:line-break/><text:span text:style-name="T2">round(n1,n) returns the n1 number rounded</text:span><text:line-break/><text:span text:style-name="T2">to n digits</text:span><text:line-break/><text:span text:style-name="T2">type(x) <text:tab/>returns the type of x (string, float,</text:span><text:line-break/><text:span text:style-name="T2">list, dict …)</text:span><text:line-break/><text:span text:style-name="T2">str(x) <text:tab/>converts x to string</text:span><text:line-break/><text:span text:style-name="T2">list(x) <text:tab/>converts x to a list</text:span><text:line-break/><text:span text:style-name="T2">int(x) <text:tab/>converts x to a integer number</text:span><text:line-break/><text:span text:style-name="T2">float(x) <text:tab/>converts x to a float number</text:span><text:line-break/><text:span text:style-name="T2">help(s) <text:tab/>prints help about x</text:span><text:line-break/><text:span text:style-name="T2">map(function, L) Applies function to values in L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3:53:59.724000303</meta:creation-date>
    <dc:date>2022-01-30T13:56:57.744270177</dc:date>
    <meta:editing-duration>PT2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2" meta:word-count="528" meta:character-count="3249" meta:non-whitespace-character-count="2637"/>
  </office:meta>
</office:document-meta>
</file>